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mbriaMath1" svg:font-family="CambriaMath"/>
    <style:font-face style:name="Consolas1" svg:font-family="Consolas"/>
    <style:font-face style:name="Arial" svg:font-family="Arial" style:font-pitch="variable"/>
    <style:font-face style:name="Calibri" svg:font-family="Calibri" style:font-pitch="variable"/>
    <style:font-face style:name="CambriaMath" svg:font-family="CambriaMath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8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67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072cm" fo:padding-top="0cm" fo:padding-bottom="0cm" fo:padding-left="0cm" fo:padding-right="0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3" style:family="text">
      <style:text-properties fo:color="#000000" style:font-name="CambriaMath1" fo:font-size="11.1000003814697pt" style:font-size-asian="11.1000003814697pt" style:font-name-complex="CambriaMath1" style:font-size-complex="11.1000003814697pt"/>
    </style:style>
    <style:style style:name="T4" style:family="text">
      <style:text-properties fo:color="#000000" style:font-name="CambriaMath1" fo:font-size="8.10000038146973pt" style:font-size-asian="8.10000038146973pt" style:font-name-complex="CambriaMath1" style:font-size-complex="8.10000038146973pt"/>
    </style:style>
    <style:style style:name="T5" style:family="text">
      <style:text-properties fo:color="#000000" style:text-position="-33% 58%" style:font-name="Calibri1" fo:font-size="11.1000003814697pt" style:font-size-asian="11.1000003814697pt" style:font-name-complex="Calibri1" style:font-size-complex="11.1000003814697pt"/>
    </style:style>
    <style:style style:name="T6" style:family="text">
      <style:text-properties fo:color="#000000" style:text-position="0% 100%" style:font-name="Calibri1" fo:font-size="11.1000003814697pt" style:font-size-asian="11.1000003814697pt" style:font-name-complex="Calibri1" style:font-size-complex="11.1000003814697pt"/>
    </style:style>
    <style:style style:name="T7" style:family="text">
      <style:text-properties fo:color="#000000" style:text-position="33% 58%" style:font-name="Calibri1" fo:font-size="11.1000003814697pt" style:font-size-asian="11.1000003814697pt" style:font-name-complex="Calibri1" style:font-size-complex="11.1000003814697pt"/>
    </style:style>
    <style:style style:name="T8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9" style:family="text">
      <style:text-properties fo:color="#000000" style:font-name="Calibri1" fo:font-size="11.1000003814697pt" fo:font-style="italic" style:font-size-asian="11.1000003814697pt" style:font-name-complex="Calibri1" style:font-size-complex="11.1000003814697pt" style:font-style-complex="italic"/>
    </style:style>
    <style:style style:name="T10" style:family="text">
      <style:text-properties fo:color="#000000" style:text-position="33% 58%" style:font-name="CambriaMath1" fo:font-size="11.1000003814697pt" style:font-size-asian="11.1000003814697pt" style:font-name-complex="CambriaMath1" style:font-size-complex="11.1000003814697pt"/>
    </style:style>
    <style:style style:name="T11" style:family="text">
      <style:text-properties fo:color="#7f0055" style:font-name="Consolas1" fo:font-size="10pt" fo:font-weight="bold" style:font-size-asian="10pt" style:font-name-complex="Consolas1" style:font-size-complex="10pt" style:font-weight-complex="bold"/>
    </style:style>
    <style:style style:name="T12" style:family="text">
      <style:text-properties fo:color="#000000" style:font-name="Consolas1" fo:font-size="10pt" style:font-size-asian="10pt" style:font-name-complex="Consolas1" style:font-size-complex="10pt"/>
    </style:style>
    <style:style style:name="T13" style:family="text">
      <style:text-properties fo:color="#000000" style:text-position="0% 100%" style:font-name="CambriaMath1" fo:font-size="11.1000003814697pt" style:font-size-asian="11.1000003814697pt" style:font-name-complex="CambriaMath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812cm" svg:height="0.458cm" svg:x="10.626cm" svg:y="2.089cm">
          <draw:text-box>
            <text:p text:style-name="P1"><text:span text:style-name="T1">CS 385, Homework 1: Analysis of Algorithms </text:span></text:p>
          </draw:text-box>
        </draw:frame>
        <draw:frame draw:style-name="gr2" draw:text-style-name="P3" draw:layer="layout" svg:width="2.881cm" svg:height="0.458cm" svg:x="1.076cm" svg:y="2.563cm">
          <draw:text-box>
            <text:p text:style-name="P1"><text:span text:style-name="T1"><text:s/></text:span></text:p>
          </draw:text-box>
        </draw:frame>
        <draw:frame draw:style-name="gr1" draw:text-style-name="P3" draw:layer="layout" svg:width="0.125cm" svg:height="0.458cm" svg:x="1.076cm" svg:y="3.037cm">
          <draw:text-box draw:corner-radius="0.595cm">
            <text:p text:style-name="P1"><text:span text:style-name="T1"><text:s/></text:span></text:p>
          </draw:text-box>
        </draw:frame>
        <draw:frame draw:style-name="gr1" draw:text-style-name="P2" draw:layer="layout" svg:width="13.286cm" svg:height="0.458cm" svg:x="1.076cm" svg:y="3.511cm">
          <draw:text-box>
            <text:p text:style-name="P1"><text:span text:style-name="T1">Name: John Spicer <text:s text:c="55"/>Date: 9/23/15 </text:span></text:p>
          </draw:text-box>
        </draw:frame>
        <draw:frame draw:style-name="gr1" draw:text-style-name="P2" draw:layer="layout" svg:width="8.723cm" svg:height="0.458cm" svg:x="1.076cm" svg:y="4.302cm">
          <draw:text-box>
            <text:p text:style-name="P1"><text:span text:style-name="T1">Point values are assigned for each question. </text:span></text:p>
          </draw:text-box>
        </draw:frame>
        <draw:frame draw:style-name="gr1" draw:text-style-name="P2" draw:layer="layout" svg:width="0.125cm" svg:height="0.458cm" svg:x="8.696cm" svg:y="4.3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25cm" svg:height="0.458cm" svg:x="9.966cm" svg:y="4.3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876cm" svg:height="0.458cm" svg:x="11.236cm" svg:y="4.302cm">
          <draw:text-box>
            <text:p text:style-name="P1"><text:span text:style-name="T1"><text:s text:c="10"/></text:span><text:span text:style-name="T1">Points earned: ____ / 42, = ____ % </text:span></text:p>
          </draw:text-box>
        </draw:frame>
        <draw:frame draw:style-name="gr1" draw:text-style-name="P2" draw:layer="layout" svg:width="0.375cm" svg:height="0.458cm" svg:x="1.076cm" svg:y="5.098cm">
          <draw:text-box>
            <text:p text:style-name="P1"><text:span text:style-name="T1">1.</text:span></text:p>
          </draw:text-box>
        </draw:frame>
        <draw:frame draw:style-name="gr1" draw:text-style-name="P2" draw:layer="layout" svg:width="0.112cm" svg:height="0.442cm" svg:x="1.373cm" svg:y="5.10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9.585cm" svg:height="0.458cm" svg:x="1.711cm" svg:y="5.098cm">
          <draw:text-box>
            <text:p text:style-name="P1"><text:span text:style-name="T1">Use the definitions of </text:span><text:span text:style-name="T3">𝛰</text:span><text:span text:style-name="T1">, </text:span><text:span text:style-name="T3">Θ</text:span><text:span text:style-name="T1">, and </text:span><text:span text:style-name="T3">Ω</text:span><text:span text:style-name="T1"> to determine whether the following assertions are true or false. <text:s/>If </text:span></text:p>
          </draw:text-box>
        </draw:frame>
        <draw:frame draw:style-name="gr1" draw:text-style-name="P2" draw:layer="layout" svg:width="18.684cm" svg:height="0.458cm" svg:x="1.711cm" svg:y="5.606cm">
          <draw:text-box>
            <text:p text:style-name="P1"><text:span text:style-name="T1">true, give values for the appropriate constants. <text:s/>If false, explain the contradiction. (3 pts. each) </text:span></text:p>
          </draw:text-box>
        </draw:frame>
        <draw:frame draw:style-name="gr1" draw:text-style-name="P2" draw:layer="layout" svg:width="0.125cm" svg:height="0.458cm" svg:x="1.711cm" svg:y="6.1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62cm" svg:height="0.458cm" svg:x="1.711cm" svg:y="6.639cm">
          <draw:text-box>
            <text:p text:style-name="P1"><text:span text:style-name="T1">a.</text:span></text:p>
          </draw:text-box>
        </draw:frame>
        <draw:frame draw:style-name="gr1" draw:text-style-name="P2" draw:layer="layout" svg:width="0.112cm" svg:height="0.442cm" svg:x="1.995cm" svg:y="6.64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775cm" svg:height="0.458cm" svg:x="2.346cm" svg:y="6.639cm">
          <draw:text-box>
            <text:p text:style-name="P1"><text:span text:style-name="T3">𝑛</text:span><text:span text:style-name="T3">(𝑛 + 1)/2 𝜖 𝛰(𝑛</text:span></text:p>
          </draw:text-box>
        </draw:frame>
        <draw:frame draw:style-name="gr1" draw:text-style-name="P4" draw:layer="layout" svg:width="0.184cm" svg:height="0.336cm" svg:x="5.237cm" svg:y="6.594cm">
          <draw:text-box>
            <text:p text:style-name="P1"><text:span text:style-name="T4">3</text:span></text:p>
          </draw:text-box>
        </draw:frame>
        <draw:frame draw:style-name="gr1" draw:text-style-name="P2" draw:layer="layout" svg:width="0.277cm" svg:height="0.458cm" svg:x="5.419cm" svg:y="6.64cm">
          <draw:text-box>
            <text:p text:style-name="P1"><text:span text:style-name="T3">)</text:span><text:span text:style-name="T1"> </text:span></text:p>
          </draw:text-box>
        </draw:frame>
        <draw:frame draw:style-name="gr1" draw:text-style-name="P2" draw:layer="layout" svg:width="3.821cm" svg:height="0.546cm" svg:x="6.155cm" svg:y="6.64cm">
          <draw:text-box>
            <text:p text:style-name="P1"><text:span text:style-name="T1"><text:s/></text:span><text:span text:style-name="T1">True: c = 1, n</text:span><text:span text:style-name="T5">0</text:span><text:span text:style-name="T6"> = 1</text:span><text:span text:style-name="T1"> </text:span></text:p>
          </draw:text-box>
        </draw:frame>
        <draw:frame draw:style-name="gr1" draw:text-style-name="P2" draw:layer="layout" svg:width="0.125cm" svg:height="0.458cm" svg:x="2.346cm" svg:y="7.1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cm" svg:height="0.458cm" svg:x="1.711cm" svg:y="7.668cm">
          <draw:text-box>
            <text:p text:style-name="P1"><text:span text:style-name="T1">b.</text:span></text:p>
          </draw:text-box>
        </draw:frame>
        <draw:frame draw:style-name="gr1" draw:text-style-name="P2" draw:layer="layout" svg:width="0.112cm" svg:height="0.442cm" svg:x="2.011cm" svg:y="7.6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775cm" svg:height="0.458cm" svg:x="2.346cm" svg:y="7.668cm">
          <draw:text-box>
            <text:p text:style-name="P1"><text:span text:style-name="T3">𝑛</text:span><text:span text:style-name="T3">(𝑛 + 1)/2 𝜖 𝛰(𝑛</text:span></text:p>
          </draw:text-box>
        </draw:frame>
        <draw:frame draw:style-name="gr1" draw:text-style-name="P4" draw:layer="layout" svg:width="0.184cm" svg:height="0.336cm" svg:x="5.237cm" svg:y="7.623cm">
          <draw:text-box>
            <text:p text:style-name="P1"><text:span text:style-name="T4">2</text:span></text:p>
          </draw:text-box>
        </draw:frame>
        <draw:frame draw:style-name="gr1" draw:text-style-name="P2" draw:layer="layout" svg:width="0.4cm" svg:height="0.458cm" svg:x="5.419cm" svg:y="7.668cm">
          <draw:text-box>
            <text:p text:style-name="P1"><text:span text:style-name="T3">)</text:span><text:span text:style-name="T1"> <text:s/></text:span></text:p>
          </draw:text-box>
        </draw:frame>
        <draw:frame draw:style-name="gr1" draw:text-style-name="P2" draw:layer="layout" svg:width="3.575cm" svg:height="0.546cm" svg:x="6.155cm" svg:y="7.668cm">
          <draw:text-box>
            <text:p text:style-name="P1"><text:span text:style-name="T1">True: c = 1, n</text:span><text:span text:style-name="T5">0</text:span><text:span text:style-name="T6"> = 1</text:span></text:p>
          </draw:text-box>
        </draw:frame>
        <draw:frame draw:style-name="gr1" draw:text-style-name="P2" draw:layer="layout" svg:width="0.125cm" svg:height="0.458cm" svg:x="2.346cm" svg:y="8.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41cm" svg:height="0.458cm" svg:x="1.711cm" svg:y="8.701cm">
          <draw:text-box>
            <text:p text:style-name="P1"><text:span text:style-name="T1">c.</text:span></text:p>
          </draw:text-box>
        </draw:frame>
        <draw:frame draw:style-name="gr1" draw:text-style-name="P2" draw:layer="layout" svg:width="0.112cm" svg:height="0.442cm" svg:x="1.973cm" svg:y="8.7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839cm" svg:height="0.458cm" svg:x="2.346cm" svg:y="8.701cm">
          <draw:text-box>
            <text:p text:style-name="P1"><text:span text:style-name="T3">𝑛</text:span><text:span text:style-name="T3">(𝑛 + 1)/2 𝜖 Θ(𝑛</text:span></text:p>
          </draw:text-box>
        </draw:frame>
        <draw:frame draw:style-name="gr1" draw:text-style-name="P4" draw:layer="layout" svg:width="0.184cm" svg:height="0.336cm" svg:x="5.22cm" svg:y="8.656cm">
          <draw:text-box>
            <text:p text:style-name="P1"><text:span text:style-name="T4">3</text:span></text:p>
          </draw:text-box>
        </draw:frame>
        <draw:frame draw:style-name="gr1" draw:text-style-name="P2" draw:layer="layout" svg:width="0.4cm" svg:height="0.458cm" svg:x="5.398cm" svg:y="8.701cm">
          <draw:text-box>
            <text:p text:style-name="P1"><text:span text:style-name="T3">)</text:span><text:span text:style-name="T1"> <text:s/></text:span></text:p>
          </draw:text-box>
        </draw:frame>
        <draw:frame draw:style-name="gr1" draw:text-style-name="P2" draw:layer="layout" svg:width="6.716cm" svg:height="0.458cm" svg:x="6.155cm" svg:y="8.701cm">
          <draw:text-box>
            <text:p text:style-name="P1"><text:span text:style-name="T1">False: for n &gt;= 1, f(n) ! &gt;= 1/2(n</text:span><text:span text:style-name="T7">3</text:span><text:span text:style-name="T6">)</text:span></text:p>
          </draw:text-box>
        </draw:frame>
        <draw:frame draw:style-name="gr1" draw:text-style-name="P2" draw:layer="layout" svg:width="0.125cm" svg:height="0.458cm" svg:x="2.345cm" svg:y="9.2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cm" svg:height="0.458cm" svg:x="1.711cm" svg:y="9.73cm">
          <draw:text-box>
            <text:p text:style-name="P1"><text:span text:style-name="T1">d.</text:span></text:p>
          </draw:text-box>
        </draw:frame>
        <draw:frame draw:style-name="gr1" draw:text-style-name="P2" draw:layer="layout" svg:width="0.112cm" svg:height="0.442cm" svg:x="2.011cm" svg:y="9.73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83cm" svg:height="0.458cm" svg:x="2.346cm" svg:y="9.73cm">
          <draw:text-box>
            <text:p text:style-name="P1"><text:span text:style-name="T3">𝑛</text:span><text:span text:style-name="T3">(𝑛 + 1)/2 𝜖 Ω(𝑛</text:span></text:p>
          </draw:text-box>
        </draw:frame>
        <draw:frame draw:style-name="gr1" draw:text-style-name="P4" draw:layer="layout" svg:width="0.184cm" svg:height="0.336cm" svg:x="5.228cm" svg:y="9.684cm">
          <draw:text-box>
            <text:p text:style-name="P1"><text:span text:style-name="T4">3</text:span></text:p>
          </draw:text-box>
        </draw:frame>
        <draw:frame draw:style-name="gr1" draw:text-style-name="P2" draw:layer="layout" svg:width="0.4cm" svg:height="0.458cm" svg:x="5.41cm" svg:y="9.73cm">
          <draw:text-box>
            <text:p text:style-name="P1"><text:span text:style-name="T3">)</text:span><text:span text:style-name="T1"> <text:s/></text:span></text:p>
          </draw:text-box>
        </draw:frame>
        <draw:frame draw:style-name="gr1" draw:text-style-name="P2" draw:layer="layout" svg:width="3.775cm" svg:height="0.546cm" svg:x="6.155cm" svg:y="9.73cm">
          <draw:text-box>
            <text:p text:style-name="P1"><text:span text:style-name="T1">True: c = ½, n</text:span><text:span text:style-name="T5">0 </text:span><text:span text:style-name="T6">= 0</text:span><text:span text:style-name="T1"> </text:span></text:p>
          </draw:text-box>
        </draw:frame>
        <draw:frame draw:style-name="gr1" draw:text-style-name="P2" draw:layer="layout" svg:width="0.125cm" svg:height="0.458cm" svg:x="2.346cm" svg:y="10.2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25cm" svg:height="0.458cm" svg:x="2.346cm" svg:y="10.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5cm" svg:height="0.458cm" svg:x="1.076cm" svg:y="11.262cm">
          <draw:text-box>
            <text:p text:style-name="P1"><text:span text:style-name="T1">2.</text:span></text:p>
          </draw:text-box>
        </draw:frame>
        <draw:frame draw:style-name="gr1" draw:text-style-name="P2" draw:layer="layout" svg:width="0.112cm" svg:height="0.442cm" svg:x="1.372cm" svg:y="11.27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6.504cm" svg:height="0.458cm" svg:x="1.711cm" svg:y="11.262cm">
          <draw:text-box>
            <text:p text:style-name="P1"><text:span text:style-name="T1">Write the following asymptotic efficiency classes in </text:span><text:span text:style-name="T8">increasing</text:span><text:span text:style-name="T1"> order of magnitude. </text:span></text:p>
          </draw:text-box>
        </draw:frame>
        <draw:frame draw:style-name="gr1" draw:text-style-name="P2" draw:layer="layout" svg:width="0.607cm" svg:height="0.458cm" svg:x="1.711cm" svg:y="11.783cm">
          <draw:text-box>
            <text:p text:style-name="P1"><text:span text:style-name="T3">𝑂</text:span><text:span text:style-name="T3">(𝑛</text:span></text:p>
          </draw:text-box>
        </draw:frame>
        <draw:frame draw:style-name="gr1" draw:text-style-name="P4" draw:layer="layout" svg:width="0.184cm" svg:height="0.336cm" svg:x="2.375cm" svg:y="11.737cm">
          <draw:text-box>
            <text:p text:style-name="P1"><text:span text:style-name="T4">2</text:span></text:p>
          </draw:text-box>
        </draw:frame>
        <draw:frame draw:style-name="gr1" draw:text-style-name="P2" draw:layer="layout" svg:width="1.082cm" svg:height="0.458cm" svg:x="2.557cm" svg:y="11.783cm">
          <draw:text-box>
            <text:p text:style-name="P1"><text:span text:style-name="T3">)</text:span><text:span text:style-name="T1">, </text:span><text:span text:style-name="T3">𝑂(2</text:span></text:p>
          </draw:text-box>
        </draw:frame>
        <draw:frame draw:style-name="gr1" draw:text-style-name="P4" draw:layer="layout" svg:width="0.29cm" svg:height="0.336cm" svg:x="3.552cm" svg:y="11.737cm">
          <draw:text-box>
            <text:p text:style-name="P1"><text:span text:style-name="T4">𝑛𝑛</text:span></text:p>
          </draw:text-box>
        </draw:frame>
        <draw:frame draw:style-name="gr1" draw:text-style-name="P2" draw:layer="layout" svg:width="0.959cm" svg:height="0.458cm" svg:x="3.759cm" svg:y="11.783cm">
          <draw:text-box>
            <text:p text:style-name="P1"><text:span text:style-name="T3">)</text:span><text:span text:style-name="T1">, </text:span><text:span text:style-name="T3">𝑂𝑂</text:span></text:p>
          </draw:text-box>
        </draw:frame>
        <draw:frame draw:style-name="gr1" draw:text-style-name="P2" draw:layer="layout" svg:width="0.154cm" svg:height="0.458cm" svg:x="4.369cm" svg:y="11.77cm">
          <draw:text-box>
            <text:p text:style-name="P1"><text:span text:style-name="T3">(</text:span></text:p>
          </draw:text-box>
        </draw:frame>
        <draw:frame draw:style-name="gr1" draw:text-style-name="P2" draw:layer="layout" svg:width="0.252cm" svg:height="0.458cm" svg:x="4.53cm" svg:y="11.783cm">
          <draw:text-box>
            <text:p text:style-name="P1"><text:span text:style-name="T3">1</text:span></text:p>
          </draw:text-box>
        </draw:frame>
        <draw:frame draw:style-name="gr1" draw:text-style-name="P2" draw:layer="layout" svg:width="0.154cm" svg:height="0.458cm" svg:x="4.746cm" svg:y="11.77cm">
          <draw:text-box>
            <text:p text:style-name="P1"><text:span text:style-name="T3">)</text:span></text:p>
          </draw:text-box>
        </draw:frame>
        <draw:frame draw:style-name="gr1" draw:text-style-name="P2" draw:layer="layout" svg:width="0.807cm" svg:height="0.458cm" svg:x="4.902cm" svg:y="11.783cm">
          <draw:text-box>
            <text:p text:style-name="P1"><text:span text:style-name="T1">, </text:span><text:span text:style-name="T3">𝑂𝑂</text:span></text:p>
          </draw:text-box>
        </draw:frame>
        <draw:frame draw:style-name="gr1" draw:text-style-name="P2" draw:layer="layout" svg:width="0.154cm" svg:height="0.458cm" svg:x="5.359cm" svg:y="11.77cm">
          <draw:text-box>
            <text:p text:style-name="P1"><text:span text:style-name="T3">(</text:span></text:p>
          </draw:text-box>
        </draw:frame>
        <draw:frame draw:style-name="gr1" draw:text-style-name="P2" draw:layer="layout" svg:width="1.356cm" svg:height="0.458cm" svg:x="5.52cm" svg:y="11.783cm">
          <draw:text-box>
            <text:p text:style-name="P1"><text:span text:style-name="T3">𝑛𝑛 </text:span><text:span text:style-name="T3">lg 𝑛𝑛</text:span></text:p>
          </draw:text-box>
        </draw:frame>
        <draw:frame draw:style-name="gr1" draw:text-style-name="P2" draw:layer="layout" svg:width="0.154cm" svg:height="0.458cm" svg:x="6.409cm" svg:y="11.77cm">
          <draw:text-box>
            <text:p text:style-name="P1"><text:span text:style-name="T3">)</text:span></text:p>
          </draw:text-box>
        </draw:frame>
        <draw:frame draw:style-name="gr1" draw:text-style-name="P2" draw:layer="layout" svg:width="2.285cm" svg:height="0.458cm" svg:x="6.566cm" svg:y="11.783cm">
          <draw:text-box>
            <text:p text:style-name="P1"><text:span text:style-name="T1">, </text:span><text:span text:style-name="T3">𝑂𝑂(𝑛𝑛)</text:span><text:span text:style-name="T1">, </text:span><text:span text:style-name="T3">𝑂𝑂</text:span></text:p>
          </draw:text-box>
        </draw:frame>
        <draw:frame draw:style-name="gr1" draw:text-style-name="P2" draw:layer="layout" svg:width="0.154cm" svg:height="0.458cm" svg:x="8.026cm" svg:y="11.77cm">
          <draw:text-box>
            <text:p text:style-name="P1"><text:span text:style-name="T3">(</text:span></text:p>
          </draw:text-box>
        </draw:frame>
        <draw:frame draw:style-name="gr1" draw:text-style-name="P2" draw:layer="layout" svg:width="0.548cm" svg:height="0.458cm" svg:x="8.187cm" svg:y="11.783cm">
          <draw:text-box>
            <text:p text:style-name="P1"><text:span text:style-name="T3">𝑛𝑛</text:span><text:span text:style-name="T3">!</text:span></text:p>
          </draw:text-box>
        </draw:frame>
        <draw:frame draw:style-name="gr1" draw:text-style-name="P2" draw:layer="layout" svg:width="0.154cm" svg:height="0.458cm" svg:x="8.53cm" svg:y="11.77cm">
          <draw:text-box>
            <text:p text:style-name="P1"><text:span text:style-name="T3">)</text:span></text:p>
          </draw:text-box>
        </draw:frame>
        <draw:frame draw:style-name="gr1" draw:text-style-name="P2" draw:layer="layout" svg:width="1.328cm" svg:height="0.458cm" svg:x="8.691cm" svg:y="11.783cm">
          <draw:text-box>
            <text:p text:style-name="P1"><text:span text:style-name="T1">, </text:span><text:span text:style-name="T3">𝑂𝑂(𝑛𝑛</text:span></text:p>
          </draw:text-box>
        </draw:frame>
        <draw:frame draw:style-name="gr1" draw:text-style-name="P4" draw:layer="layout" svg:width="0.184cm" svg:height="0.336cm" svg:x="9.546cm" svg:y="11.737cm">
          <draw:text-box>
            <text:p text:style-name="P1"><text:span text:style-name="T4">3</text:span></text:p>
          </draw:text-box>
        </draw:frame>
        <draw:frame draw:style-name="gr1" draw:text-style-name="P2" draw:layer="layout" svg:width="0.959cm" svg:height="0.458cm" svg:x="9.724cm" svg:y="11.783cm">
          <draw:text-box>
            <text:p text:style-name="P1"><text:span text:style-name="T3">)</text:span><text:span text:style-name="T1">, </text:span><text:span text:style-name="T3">𝑂𝑂</text:span></text:p>
          </draw:text-box>
        </draw:frame>
        <draw:frame draw:style-name="gr1" draw:text-style-name="P2" draw:layer="layout" svg:width="0.154cm" svg:height="0.458cm" svg:x="10.334cm" svg:y="11.77cm">
          <draw:text-box>
            <text:p text:style-name="P1"><text:span text:style-name="T3">(</text:span></text:p>
          </draw:text-box>
        </draw:frame>
        <draw:frame draw:style-name="gr1" draw:text-style-name="P2" draw:layer="layout" svg:width="0.844cm" svg:height="0.458cm" svg:x="10.495cm" svg:y="11.783cm">
          <draw:text-box>
            <text:p text:style-name="P1"><text:span text:style-name="T3">lg 𝑛𝑛</text:span></text:p>
          </draw:text-box>
        </draw:frame>
        <draw:frame draw:style-name="gr1" draw:text-style-name="P2" draw:layer="layout" svg:width="0.154cm" svg:height="0.458cm" svg:x="11.092cm" svg:y="11.77cm">
          <draw:text-box>
            <text:p text:style-name="P1"><text:span text:style-name="T3">)</text:span></text:p>
          </draw:text-box>
        </draw:frame>
        <draw:frame draw:style-name="gr1" draw:text-style-name="P2" draw:layer="layout" svg:width="0.807cm" svg:height="0.458cm" svg:x="11.248cm" svg:y="11.783cm">
          <draw:text-box>
            <text:p text:style-name="P1"><text:span text:style-name="T1">, </text:span><text:span text:style-name="T3">𝑂𝑂</text:span></text:p>
          </draw:text-box>
        </draw:frame>
        <draw:frame draw:style-name="gr1" draw:text-style-name="P2" draw:layer="layout" svg:width="0.154cm" svg:height="0.458cm" svg:x="11.71cm" svg:y="11.77cm">
          <draw:text-box>
            <text:p text:style-name="P1"><text:span text:style-name="T3">(</text:span></text:p>
          </draw:text-box>
        </draw:frame>
        <draw:frame draw:style-name="gr1" draw:text-style-name="P2" draw:layer="layout" svg:width="0.391cm" svg:height="0.458cm" svg:x="11.871cm" svg:y="11.783cm">
          <draw:text-box>
            <text:p text:style-name="P1"><text:span text:style-name="T3">𝑛𝑛</text:span></text:p>
          </draw:text-box>
        </draw:frame>
        <draw:frame draw:style-name="gr1" draw:text-style-name="P4" draw:layer="layout" svg:width="0.29cm" svg:height="0.336cm" svg:x="12.103cm" svg:y="11.737cm">
          <draw:text-box>
            <text:p text:style-name="P1"><text:span text:style-name="T4">𝑛𝑛</text:span></text:p>
          </draw:text-box>
        </draw:frame>
        <draw:frame draw:style-name="gr1" draw:text-style-name="P2" draw:layer="layout" svg:width="0.154cm" svg:height="0.458cm" svg:x="12.307cm" svg:y="11.77cm">
          <draw:text-box>
            <text:p text:style-name="P1"><text:span text:style-name="T3">)</text:span></text:p>
          </draw:text-box>
        </draw:frame>
        <draw:frame draw:style-name="gr1" draw:text-style-name="P2" draw:layer="layout" svg:width="0.807cm" svg:height="0.458cm" svg:x="12.467cm" svg:y="11.783cm">
          <draw:text-box>
            <text:p text:style-name="P1"><text:span text:style-name="T3">,</text:span><text:span text:style-name="T1"> </text:span><text:span text:style-name="T3">𝑂𝑂</text:span></text:p>
          </draw:text-box>
        </draw:frame>
        <draw:frame draw:style-name="gr1" draw:text-style-name="P2" draw:layer="layout" svg:width="0.154cm" svg:height="0.458cm" svg:x="12.904cm" svg:y="11.77cm">
          <draw:text-box>
            <text:p text:style-name="P1"><text:span text:style-name="T3">(</text:span></text:p>
          </draw:text-box>
        </draw:frame>
        <draw:frame draw:style-name="gr1" draw:text-style-name="P2" draw:layer="layout" svg:width="0.391cm" svg:height="0.458cm" svg:x="13.064cm" svg:y="11.783cm">
          <draw:text-box>
            <text:p text:style-name="P1"><text:span text:style-name="T3">𝑛𝑛</text:span></text:p>
          </draw:text-box>
        </draw:frame>
        <draw:frame draw:style-name="gr1" draw:text-style-name="P4" draw:layer="layout" svg:width="0.184cm" svg:height="0.336cm" svg:x="13.297cm" svg:y="11.737cm">
          <draw:text-box>
            <text:p text:style-name="P1"><text:span text:style-name="T4">2</text:span></text:p>
          </draw:text-box>
        </draw:frame>
        <draw:frame draw:style-name="gr1" draw:text-style-name="P2" draw:layer="layout" svg:width="0.65cm" svg:height="0.458cm" svg:x="13.347cm" svg:y="11.791cm">
          <draw:text-box>
            <text:p text:style-name="P1"><text:span text:style-name="T3">lg 𝑛</text:span></text:p>
          </draw:text-box>
        </draw:frame>
        <draw:frame draw:style-name="gr1" draw:text-style-name="P2" draw:layer="layout" svg:width="0.154cm" svg:height="0.458cm" svg:x="13.69cm" svg:y="11.77cm">
          <draw:text-box>
            <text:p text:style-name="P1"><text:span text:style-name="T3">)</text:span></text:p>
          </draw:text-box>
        </draw:frame>
        <draw:frame draw:style-name="gr1" draw:text-style-name="P2" draw:layer="layout" svg:width="2.508cm" svg:height="0.458cm" svg:x="17.232cm" svg:y="11.791cm">
          <draw:text-box>
            <text:p text:style-name="P1"><text:span text:style-name="T1"><text:s/></text:span><text:span text:style-name="T1">(1 pt. each) </text:span></text:p>
          </draw:text-box>
        </draw:frame>
        <draw:frame draw:style-name="gr1" draw:text-style-name="P2" draw:layer="layout" svg:width="0.125cm" svg:height="0.458cm" svg:x="1.71cm" svg:y="12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304cm" svg:height="0.458cm" svg:x="1.71cm" svg:y="12.803cm">
          <draw:text-box>
            <text:p text:style-name="P1"><text:span text:style-name="T1">_O(1)_,_O(lgn)_,_O(n)_,_O(nlgn)_,_O(n</text:span><text:span text:style-name="T7">^2</text:span><text:span text:style-name="T6">)</text:span><text:span text:style-name="T1">_,_O(n</text:span><text:span text:style-name="T7">2</text:span><text:span text:style-name="T6">lgn)</text:span><text:span text:style-name="T1">_,_O(n</text:span><text:span text:style-name="T7">3</text:span><text:span text:style-name="T6">)</text:span><text:span text:style-name="T1">_,_O(2</text:span><text:span text:style-name="T7">n</text:span><text:span text:style-name="T6">)</text:span><text:span text:style-name="T1">_,_O(n!)_,_O(n</text:span><text:span text:style-name="T7">n</text:span><text:span text:style-name="T6">)</text:span><text:span text:style-name="T1">_ </text:span></text:p>
          </draw:text-box>
        </draw:frame>
        <draw:frame draw:style-name="gr1" draw:text-style-name="P2" draw:layer="layout" svg:width="0.125cm" svg:height="0.458cm" svg:x="1.71cm" svg:y="13.3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25cm" svg:height="0.458cm" svg:x="1.71cm" svg:y="13.8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5cm" svg:height="0.458cm" svg:x="1.076cm" svg:y="14.34cm">
          <draw:text-box>
            <text:p text:style-name="P1"><text:span text:style-name="T1">3.</text:span></text:p>
          </draw:text-box>
        </draw:frame>
        <draw:frame draw:style-name="gr1" draw:text-style-name="P2" draw:layer="layout" svg:width="0.112cm" svg:height="0.442cm" svg:x="1.372cm" svg:y="14.34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9.535cm" svg:height="0.458cm" svg:x="1.711cm" svg:y="14.34cm">
          <draw:text-box>
            <text:p text:style-name="P1"><text:span text:style-name="T1">Determine the largest size </text:span><text:span text:style-name="T9">n</text:span><text:span text:style-name="T1"> of a problem that can be solved in time </text:span><text:span text:style-name="T9">t</text:span><text:span text:style-name="T1">, assuming that the algorithm </text:span></text:p>
          </draw:text-box>
        </draw:frame>
        <draw:frame draw:style-name="gr1" draw:text-style-name="P2" draw:layer="layout" svg:width="7.017cm" svg:height="0.458cm" svg:x="1.711cm" svg:y="14.847cm">
          <draw:text-box>
            <text:p text:style-name="P1"><text:span text:style-name="T1">takes </text:span><text:span text:style-name="T9">f(n)</text:span><text:span text:style-name="T1"> milliseconds. (1 pt. each) </text:span></text:p>
          </draw:text-box>
        </draw:frame>
        <draw:frame draw:style-name="gr1" draw:text-style-name="P2" draw:layer="layout" svg:width="0.125cm" svg:height="0.458cm" svg:x="1.71cm" svg:y="15.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62cm" svg:height="0.458cm" svg:x="1.71cm" svg:y="15.872cm">
          <draw:text-box>
            <text:p text:style-name="P1"><text:span text:style-name="T1">a.</text:span></text:p>
          </draw:text-box>
        </draw:frame>
        <draw:frame draw:style-name="gr1" draw:text-style-name="P2" draw:layer="layout" svg:width="0.112cm" svg:height="0.442cm" svg:x="1.994cm" svg:y="15.88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308cm" svg:height="0.458cm" svg:x="2.345cm" svg:y="15.872cm">
          <draw:text-box>
            <text:p text:style-name="P1"><text:span text:style-name="T9">f(n)</text:span><text:span text:style-name="T1"> = </text:span><text:span text:style-name="T3">𝑛</text:span><text:span text:style-name="T1">, </text:span><text:span text:style-name="T9">t</text:span><text:span text:style-name="T1"> = 1 second </text:span></text:p>
          </draw:text-box>
        </draw:frame>
        <draw:frame draw:style-name="gr1" draw:text-style-name="P2" draw:layer="layout" svg:width="3.071cm" svg:height="0.458cm" svg:x="7.64cm" svg:y="16.037cm">
          <draw:text-box>
            <text:p text:style-name="P1"><text:span text:style-name="T1">_____1000_____ </text:span></text:p>
          </draw:text-box>
        </draw:frame>
        <draw:frame draw:style-name="gr1" draw:text-style-name="P2" draw:layer="layout" svg:width="0.125cm" svg:height="0.458cm" svg:x="2.344cm" svg:y="16.3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cm" svg:height="0.458cm" svg:x="1.71cm" svg:y="16.892cm">
          <draw:text-box>
            <text:p text:style-name="P1"><text:span text:style-name="T1">b.</text:span></text:p>
          </draw:text-box>
        </draw:frame>
        <draw:frame draw:style-name="gr1" draw:text-style-name="P2" draw:layer="layout" svg:width="0.112cm" svg:height="0.442cm" svg:x="2.01cm" svg:y="16.9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579cm" svg:height="0.458cm" svg:x="2.345cm" svg:y="16.892cm">
          <draw:text-box>
            <text:p text:style-name="P1"><text:span text:style-name="T9">f(n)</text:span><text:span text:style-name="T1"> = </text:span><text:span text:style-name="T3">𝑛 lg 𝑛</text:span><text:span text:style-name="T1">, </text:span><text:span text:style-name="T9">t</text:span><text:span text:style-name="T1"> = 1 hour </text:span></text:p>
          </draw:text-box>
        </draw:frame>
        <draw:frame draw:style-name="gr1" draw:text-style-name="P2" draw:layer="layout" svg:width="2.072cm" svg:height="0.458cm" svg:x="7.727cm" svg:y="16.876cm">
          <draw:text-box>
            <text:p text:style-name="P1"><text:span text:style-name="T1">__________ </text:span></text:p>
          </draw:text-box>
        </draw:frame>
        <draw:frame draw:style-name="gr1" draw:text-style-name="P2" draw:layer="layout" svg:width="0.125cm" svg:height="0.458cm" svg:x="2.344cm" svg:y="17.4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41cm" svg:height="0.458cm" svg:x="1.71cm" svg:y="17.925cm">
          <draw:text-box>
            <text:p text:style-name="P1"><text:span text:style-name="T1">c.</text:span></text:p>
          </draw:text-box>
        </draw:frame>
        <draw:frame draw:style-name="gr1" draw:text-style-name="P2" draw:layer="layout" svg:width="0.112cm" svg:height="0.442cm" svg:x="1.972cm" svg:y="17.93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65cm" svg:height="0.458cm" svg:x="2.374cm" svg:y="17.964cm">
          <draw:text-box>
            <text:p text:style-name="P1"><text:span text:style-name="T9">f(n)</text:span><text:span text:style-name="T1"> = </text:span><text:span text:style-name="T3">n</text:span><text:span text:style-name="T10">2</text:span></text:p>
          </draw:text-box>
        </draw:frame>
        <draw:frame draw:style-name="gr1" draw:text-style-name="P2" draw:layer="layout" svg:width="2.356cm" svg:height="0.458cm" svg:x="4.278cm" svg:y="17.964cm">
          <draw:text-box>
            <text:p text:style-name="P1"><text:span text:style-name="T1">, </text:span><text:span text:style-name="T9">t</text:span><text:span text:style-name="T1"> = 1 hour </text:span></text:p>
          </draw:text-box>
        </draw:frame>
        <draw:frame draw:style-name="gr1" draw:text-style-name="P2" draw:layer="layout" svg:width="2.072cm" svg:height="0.458cm" svg:x="7.767cm" svg:y="17.942cm">
          <draw:text-box>
            <text:p text:style-name="P1"><text:span text:style-name="T1">__________ </text:span></text:p>
          </draw:text-box>
        </draw:frame>
        <draw:frame draw:style-name="gr1" draw:text-style-name="P2" draw:layer="layout" svg:width="0.125cm" svg:height="0.458cm" svg:x="2.345cm" svg:y="18.4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cm" svg:height="0.458cm" svg:x="1.711cm" svg:y="18.954cm">
          <draw:text-box>
            <text:p text:style-name="P1"><text:span text:style-name="T1">d.</text:span></text:p>
          </draw:text-box>
        </draw:frame>
        <draw:frame draw:style-name="gr1" draw:text-style-name="P2" draw:layer="layout" svg:width="0.112cm" svg:height="0.442cm" svg:x="2.011cm" svg:y="18.963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1.678cm" svg:height="0.534cm" svg:x="2.346cm" svg:y="18.954cm">
          <draw:text-box>
            <text:p text:style-name="P1"><text:span text:style-name="T9">f(n)</text:span><text:span text:style-name="T1"> = n</text:span><text:span text:style-name="T7">3</text:span></text:p>
          </draw:text-box>
        </draw:frame>
        <draw:frame draw:style-name="gr1" draw:text-style-name="P2" draw:layer="layout" svg:width="2.178cm" svg:height="0.458cm" svg:x="4.506cm" svg:y="18.98cm">
          <draw:text-box>
            <text:p text:style-name="P1"><text:span text:style-name="T1">, </text:span><text:span text:style-name="T9">t</text:span><text:span text:style-name="T1"> = 1 day </text:span></text:p>
          </draw:text-box>
        </draw:frame>
        <draw:frame draw:style-name="gr4" draw:text-style-name="P3" draw:layer="layout" svg:width="2.072cm" svg:height="0.589cm" svg:x="7.6cm" svg:y="18.954cm">
          <draw:text-box>
            <text:p text:style-name="P1"><text:span text:style-name="T1">__________ </text:span></text:p>
          </draw:text-box>
        </draw:frame>
        <draw:frame draw:style-name="gr1" draw:text-style-name="P2" draw:layer="layout" svg:width="0.125cm" svg:height="0.458cm" svg:x="2.345cm" svg:y="19.4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66cm" svg:height="0.458cm" svg:x="1.71cm" svg:y="19.979cm">
          <draw:text-box>
            <text:p text:style-name="P1"><text:span text:style-name="T1">e.</text:span></text:p>
          </draw:text-box>
        </draw:frame>
        <draw:frame draw:style-name="gr1" draw:text-style-name="P2" draw:layer="layout" svg:width="0.112cm" svg:height="0.442cm" svg:x="2.002cm" svg:y="19.98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452cm" svg:height="0.458cm" svg:x="2.345cm" svg:y="19.979cm">
          <draw:text-box>
            <text:p text:style-name="P1"><text:span text:style-name="T9">f(n)</text:span><text:span text:style-name="T1"> = </text:span><text:span text:style-name="T3">𝑛!</text:span><text:span text:style-name="T1">, </text:span><text:span text:style-name="T9">t</text:span><text:span text:style-name="T1"> = 1 minute </text:span></text:p>
          </draw:text-box>
        </draw:frame>
        <draw:frame draw:style-name="gr1" draw:text-style-name="P2" draw:layer="layout" svg:width="1.543cm" svg:height="0.458cm" svg:x="7.6cm" svg:y="19.924cm">
          <draw:text-box>
            <text:p text:style-name="P1"><text:span text:style-name="T1">___8___ </text:span></text:p>
          </draw:text-box>
        </draw:frame>
        <draw:frame draw:style-name="gr1" draw:text-style-name="P2" draw:layer="layout" svg:width="0.125cm" svg:height="0.458cm" svg:x="1.71cm" svg:y="20.4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25cm" svg:height="0.458cm" svg:x="1.71cm" svg:y="20.9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5cm" svg:height="0.458cm" svg:x="1.075cm" svg:y="21.511cm">
          <draw:text-box>
            <text:p text:style-name="P1"><text:span text:style-name="T1">4.</text:span></text:p>
          </draw:text-box>
        </draw:frame>
        <draw:frame draw:style-name="gr1" draw:text-style-name="P2" draw:layer="layout" svg:width="0.112cm" svg:height="0.442cm" svg:x="1.371cm" svg:y="21.5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9.12cm" svg:height="0.458cm" svg:x="1.71cm" svg:y="21.511cm">
          <draw:text-box>
            <text:p text:style-name="P1"><text:span text:style-name="T1">(3 pts.) Suppose we are comparing two sorting algorithms and that for all inputs of size </text:span><text:span text:style-name="T3">𝑛</text:span><text:span text:style-name="T1"> the first </text:span></text:p>
          </draw:text-box>
        </draw:frame>
        <draw:frame draw:style-name="gr1" draw:text-style-name="P2" draw:layer="layout" svg:width="3.994cm" svg:height="0.458cm" svg:x="1.611cm" svg:y="22.028cm">
          <draw:text-box>
            <text:p text:style-name="P1"><text:span text:style-name="T1">algorithm runs in </text:span><text:span text:style-name="T3">8𝑛</text:span><text:span text:style-name="T10">2</text:span></text:p>
          </draw:text-box>
        </draw:frame>
        <draw:frame draw:style-name="gr1" draw:text-style-name="P2" draw:layer="layout" svg:width="14.293cm" svg:height="0.458cm" svg:x="5.656cm" svg:y="22.032cm">
          <draw:text-box>
            <text:p text:style-name="P1"><text:span text:style-name="T1"><text:s/></text:span><text:span text:style-name="T1">seconds, while the second algorithm runs in </text:span><text:span text:style-name="T3">48𝑛 𝑙g 𝑛</text:span><text:span text:style-name="T1"> seconds. <text:s/>For which </text:span></text:p>
          </draw:text-box>
        </draw:frame>
        <draw:frame draw:style-name="gr1" draw:text-style-name="P2" draw:layer="layout" svg:width="17.202cm" svg:height="0.458cm" svg:x="1.71cm" svg:y="22.54cm">
          <draw:text-box>
            <text:p text:style-name="P1"><text:span text:style-name="T1">integral values of </text:span><text:span text:style-name="T3">𝑛</text:span><text:span text:style-name="T1"> does the first algorithm beat the second algorithm? ________{2,3}__ </text:span></text:p>
          </draw:text-box>
        </draw:frame>
        <draw:frame draw:style-name="gr1" draw:text-style-name="P2" draw:layer="layout" svg:width="0.125cm" svg:height="0.458cm" svg:x="1.71cm" svg:y="23.0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708cm" svg:height="0.458cm" svg:x="1.711cm" svg:y="23.564cm">
          <draw:text-box>
            <text:p text:style-name="P1"><text:span text:style-name="T1">Explain how you got your answer: </text:span></text:p>
          </draw:text-box>
        </draw:frame>
        <draw:frame draw:style-name="gr1" draw:text-style-name="P2" draw:layer="layout" svg:width="16.453cm" svg:height="1.372cm" svg:x="1.601cm" svg:y="24.14cm">
          <draw:text-box>
            <text:p text:style-name="P1"><text:span text:style-name="T1">I solved the system of equations by setting them equal to each other and found the </text:span></text:p>
            <text:p text:style-name="P1"><text:span text:style-name="T1">points of intersection, which is the integral between which the first would beat the </text:span></text:p>
            <text:p text:style-name="P1"><text:span text:style-name="T1">second algorithm.</text:span></text:p>
          </draw:text-box>
        </draw:frame>
        <draw:frame draw:style-name="gr1" draw:text-style-name="P2" draw:layer="layout" svg:width="0.125cm" svg:height="0.458cm" svg:x="1.711cm" svg:y="25.0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25cm" svg:height="0.458cm" svg:x="1.711cm" svg:y="25.609cm">
          <draw:text-box>
            <text:p text:style-name="P1"><text:span text:style-name="T1"><text:s/></text:span></text:p>
          </draw:text-box>
        </draw:frame>
        <draw:frame draw:style-name="gr5" draw:text-style-name="P5" draw:layer="layout" svg:width="1.887cm" svg:height="0.606cm" svg:x="7.658cm" svg:y="16.74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5" draw:layer="layout" svg:width="2.267cm" svg:height="0.546cm" svg:x="7.767cm" svg:y="17.78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5" draw:layer="layout" svg:width="2.173cm" svg:height="0.552cm" svg:x="7.386cm" svg:y="18.78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  <draw:page draw:name="page2" draw:style-name="dp1" draw:master-page-name="master-page3">
        <draw:frame draw:style-name="gr1" draw:text-style-name="P2" draw:layer="layout" svg:width="8.812cm" svg:height="0.458cm" svg:x="12.09cm" svg:y="1.272cm">
          <draw:text-box>
            <text:p text:style-name="P1"><text:span text:style-name="T1">CS 385, Homework 1: Analysis of Algorithms </text:span></text:p>
          </draw:text-box>
        </draw:frame>
        <draw:frame draw:style-name="gr1" draw:text-style-name="P2" draw:layer="layout" svg:width="0.125cm" svg:height="0.458cm" svg:x="2.54cm" svg:y="1.7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25cm" svg:height="0.458cm" svg:x="2.54cm" svg:y="2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5cm" svg:height="0.458cm" svg:x="2.54cm" svg:y="2.694cm">
          <draw:text-box>
            <text:p text:style-name="P1"><text:span text:style-name="T1">5.</text:span></text:p>
          </draw:text-box>
        </draw:frame>
        <draw:frame draw:style-name="gr1" draw:text-style-name="P2" draw:layer="layout" svg:width="0.112cm" svg:height="0.442cm" svg:x="2.836cm" svg:y="2.70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9.268cm" svg:height="0.458cm" svg:x="3.175cm" svg:y="2.694cm">
          <draw:text-box>
            <text:p text:style-name="P1"><text:span text:style-name="T1">Give the complexity of the following methods. <text:s/>Choose the most appropriate notation from among </text:span></text:p>
          </draw:text-box>
        </draw:frame>
        <draw:frame draw:style-name="gr1" draw:text-style-name="P2" draw:layer="layout" svg:width="5.044cm" svg:height="0.458cm" svg:x="3.175cm" svg:y="3.202cm">
          <draw:text-box>
            <text:p text:style-name="P1"><text:span text:style-name="T3">𝛰</text:span><text:span text:style-name="T1">, </text:span><text:span text:style-name="T3">Θ</text:span><text:span text:style-name="T1">, and </text:span><text:span text:style-name="T3">Ω</text:span><text:span text:style-name="T1">. (3 pts. each) </text:span></text:p>
          </draw:text-box>
        </draw:frame>
        <draw:frame draw:style-name="gr1" draw:text-style-name="P2" draw:layer="layout" svg:width="0.125cm" svg:height="0.458cm" svg:x="3.174cm" svg:y="3.714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3.905cm" svg:height="0.416cm" svg:x="3.175cm" svg:y="4.22cm">
          <draw:text-box>
            <text:p text:style-name="P1"><text:span text:style-name="T11">int</text:span><text:span text:style-name="T12"> function1(</text:span><text:span text:style-name="T11">int</text:span><text:span text:style-name="T12"> n) { </text:span></text:p>
          </draw:text-box>
        </draw:frame>
        <draw:frame draw:style-name="gr1" draw:text-style-name="P6" draw:layer="layout" svg:width="3.059cm" svg:height="0.416cm" svg:x="3.175cm" svg:y="4.635cm">
          <draw:text-box>
            <text:p text:style-name="P1"><text:span text:style-name="T12"><text:s text:c="4"/></text:span><text:span text:style-name="T11">int</text:span><text:span text:style-name="T12"> count = 0; </text:span></text:p>
          </draw:text-box>
        </draw:frame>
        <draw:frame draw:style-name="gr1" draw:text-style-name="P6" draw:layer="layout" svg:width="6.166cm" svg:height="0.416cm" svg:x="3.175cm" svg:y="5.045cm">
          <draw:text-box>
            <text:p text:style-name="P1"><text:span text:style-name="T12"><text:s text:c="4"/></text:span><text:span text:style-name="T11">for</text:span><text:span text:style-name="T12"> (</text:span><text:span text:style-name="T11">int</text:span><text:span text:style-name="T12"> i = n / 2; i &lt;= n; i++) { </text:span></text:p>
          </draw:text-box>
        </draw:frame>
        <draw:frame draw:style-name="gr1" draw:text-style-name="P6" draw:layer="layout" svg:width="6.37cm" svg:height="0.416cm" svg:x="3.175cm" svg:y="5.46cm">
          <draw:text-box>
            <text:p text:style-name="P1"><text:span text:style-name="T12"><text:s text:c="8"/></text:span><text:span text:style-name="T11">for</text:span><text:span text:style-name="T12"> (</text:span><text:span text:style-name="T11">int</text:span><text:span text:style-name="T12"> j = 1; j &lt;= n; j *= 2) { </text:span></text:p>
          </draw:text-box>
        </draw:frame>
        <draw:frame draw:style-name="gr1" draw:text-style-name="P6" draw:layer="layout" svg:width="3.143cm" svg:height="0.416cm" svg:x="3.174cm" svg:y="5.871cm">
          <draw:text-box>
            <text:p text:style-name="P1"><text:span text:style-name="T12"><text:s text:c="12"/></text:span><text:span text:style-name="T12">count++; </text:span></text:p>
          </draw:text-box>
        </draw:frame>
        <draw:frame draw:style-name="gr1" draw:text-style-name="P6" draw:layer="layout" svg:width="1.217cm" svg:height="0.416cm" svg:x="3.174cm" svg:y="6.286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1" draw:text-style-name="P6" draw:layer="layout" svg:width="0.776cm" svg:height="0.416cm" svg:x="3.174cm" svg:y="6.697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1" draw:text-style-name="P6" draw:layer="layout" svg:width="3.033cm" svg:height="0.416cm" svg:x="3.174cm" svg:y="7.112cm">
          <draw:text-box>
            <text:p text:style-name="P1"><text:span text:style-name="T12"><text:s text:c="4"/></text:span><text:span text:style-name="T11">return</text:span><text:span text:style-name="T12"> count; </text:span></text:p>
          </draw:text-box>
        </draw:frame>
        <draw:frame draw:style-name="gr1" draw:text-style-name="P6" draw:layer="layout" svg:width="0.336cm" svg:height="0.416cm" svg:x="3.174cm" svg:y="7.527cm">
          <draw:text-box>
            <text:p text:style-name="P1"><text:span text:style-name="T12">} </text:span></text:p>
          </draw:text-box>
        </draw:frame>
        <draw:frame draw:style-name="gr1" draw:text-style-name="P2" draw:layer="layout" svg:width="3.262cm" svg:height="0.458cm" svg:x="3.175cm" svg:y="7.977cm">
          <draw:text-box>
            <text:p text:style-name="P1"><text:span text:style-name="T1">Answer: </text:span><text:span text:style-name="T3">Θ(nlgn)</text:span><text:span text:style-name="T1"> </text:span></text:p>
          </draw:text-box>
        </draw:frame>
        <draw:frame draw:style-name="gr1" draw:text-style-name="P2" draw:layer="layout" svg:width="0.125cm" svg:height="0.458cm" svg:x="3.175cm" svg:y="8.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25cm" svg:height="0.458cm" svg:x="3.175cm" svg:y="8.997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3.905cm" svg:height="0.416cm" svg:x="3.175cm" svg:y="9.503cm">
          <draw:text-box>
            <text:p text:style-name="P1"><text:span text:style-name="T11">int</text:span><text:span text:style-name="T12"> function2(</text:span><text:span text:style-name="T11">int</text:span><text:span text:style-name="T12"> n) { </text:span></text:p>
          </draw:text-box>
        </draw:frame>
        <draw:frame draw:style-name="gr1" draw:text-style-name="P6" draw:layer="layout" svg:width="3.059cm" svg:height="0.416cm" svg:x="3.175cm" svg:y="9.918cm">
          <draw:text-box>
            <text:p text:style-name="P1"><text:span text:style-name="T12"><text:s text:c="4"/></text:span><text:span text:style-name="T11">int</text:span><text:span text:style-name="T12"> count = 0; </text:span></text:p>
          </draw:text-box>
        </draw:frame>
        <draw:frame draw:style-name="gr1" draw:text-style-name="P6" draw:layer="layout" svg:width="6.098cm" svg:height="0.416cm" svg:x="3.175cm" svg:y="10.329cm">
          <draw:text-box>
            <text:p text:style-name="P1"><text:span text:style-name="T12"><text:s text:c="4"/></text:span><text:span text:style-name="T11">for</text:span><text:span text:style-name="T12"> (</text:span><text:span text:style-name="T11">int</text:span><text:span text:style-name="T12"> i = 1; i * i &lt;= n; i++) { </text:span></text:p>
          </draw:text-box>
        </draw:frame>
        <draw:frame draw:style-name="gr1" draw:text-style-name="P6" draw:layer="layout" svg:width="2.703cm" svg:height="0.416cm" svg:x="3.175cm" svg:y="10.744cm">
          <draw:text-box>
            <text:p text:style-name="P1"><text:span text:style-name="T12"><text:s text:c="8"/></text:span><text:span text:style-name="T12">count++; </text:span></text:p>
          </draw:text-box>
        </draw:frame>
        <draw:frame draw:style-name="gr1" draw:text-style-name="P6" draw:layer="layout" svg:width="0.776cm" svg:height="0.416cm" svg:x="3.175cm" svg:y="11.154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1" draw:text-style-name="P6" draw:layer="layout" svg:width="3.033cm" svg:height="0.416cm" svg:x="3.175cm" svg:y="11.569cm">
          <draw:text-box>
            <text:p text:style-name="P1"><text:span text:style-name="T12"><text:s text:c="4"/></text:span><text:span text:style-name="T11">return</text:span><text:span text:style-name="T12"> count; </text:span></text:p>
          </draw:text-box>
        </draw:frame>
        <draw:frame draw:style-name="gr1" draw:text-style-name="P6" draw:layer="layout" svg:width="0.336cm" svg:height="0.416cm" svg:x="3.175cm" svg:y="11.984cm">
          <draw:text-box>
            <text:p text:style-name="P1"><text:span text:style-name="T12">} </text:span></text:p>
          </draw:text-box>
        </draw:frame>
        <draw:frame draw:style-name="gr1" draw:text-style-name="P2" draw:layer="layout" svg:width="3.151cm" svg:height="0.458cm" svg:x="3.175cm" svg:y="12.435cm">
          <draw:text-box>
            <text:p text:style-name="P1"><text:span text:style-name="T1">Answer: <text:s text:c="2"/></text:span><text:span text:style-name="T3">Θ( <text:s text:c="4"/>)</text:span></text:p>
          </draw:text-box>
        </draw:frame>
        <draw:frame draw:style-name="gr1" draw:text-style-name="P2" draw:layer="layout" svg:width="0.125cm" svg:height="0.458cm" svg:x="3.175cm" svg:y="12.9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25cm" svg:height="0.458cm" svg:x="3.175cm" svg:y="13.455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3.905cm" svg:height="0.416cm" svg:x="3.175cm" svg:y="13.961cm">
          <draw:text-box>
            <text:p text:style-name="P1"><text:span text:style-name="T11">int</text:span><text:span text:style-name="T12"> function3(</text:span><text:span text:style-name="T11">int</text:span><text:span text:style-name="T12"> n) { </text:span></text:p>
          </draw:text-box>
        </draw:frame>
        <draw:frame draw:style-name="gr1" draw:text-style-name="P6" draw:layer="layout" svg:width="3.059cm" svg:height="0.416cm" svg:x="3.175cm" svg:y="14.376cm">
          <draw:text-box>
            <text:p text:style-name="P1"><text:span text:style-name="T12"><text:s text:c="4"/></text:span><text:span text:style-name="T11">int</text:span><text:span text:style-name="T12"> count = 0; </text:span></text:p>
          </draw:text-box>
        </draw:frame>
        <draw:frame draw:style-name="gr1" draw:text-style-name="P6" draw:layer="layout" svg:width="5.603cm" svg:height="0.416cm" svg:x="3.175cm" svg:y="14.786cm">
          <draw:text-box>
            <text:p text:style-name="P1"><text:span text:style-name="T12"><text:s text:c="4"/></text:span><text:span text:style-name="T11">for</text:span><text:span text:style-name="T12"> (</text:span><text:span text:style-name="T11">int</text:span><text:span text:style-name="T12"> i = 1; i &lt;= n; i++) { </text:span></text:p>
          </draw:text-box>
        </draw:frame>
        <draw:frame draw:style-name="gr1" draw:text-style-name="P6" draw:layer="layout" svg:width="6.044cm" svg:height="0.416cm" svg:x="3.175cm" svg:y="15.201cm">
          <draw:text-box>
            <text:p text:style-name="P1"><text:span text:style-name="T12"><text:s text:c="8"/></text:span><text:span text:style-name="T11">for</text:span><text:span text:style-name="T12"> (</text:span><text:span text:style-name="T11">int</text:span><text:span text:style-name="T12"> j = 1; j &lt;= n; j++) { </text:span></text:p>
          </draw:text-box>
        </draw:frame>
        <draw:frame draw:style-name="gr1" draw:text-style-name="P6" draw:layer="layout" svg:width="6.954cm" svg:height="0.416cm" svg:x="3.175cm" svg:y="15.612cm">
          <draw:text-box>
            <text:p text:style-name="P1"><text:span text:style-name="T11"><text:s text:c="12"/></text:span><text:span text:style-name="T11">for</text:span><text:span text:style-name="T12"> (</text:span><text:span text:style-name="T11">int</text:span><text:span text:style-name="T12"> k = 1; k &lt;= n; k++) { </text:span></text:p>
          </draw:text-box>
        </draw:frame>
        <draw:frame draw:style-name="gr1" draw:text-style-name="P6" draw:layer="layout" svg:width="3.583cm" svg:height="0.416cm" svg:x="3.175cm" svg:y="16.027cm">
          <draw:text-box>
            <text:p text:style-name="P1"><text:span text:style-name="T12"><text:s text:c="16"/></text:span><text:span text:style-name="T12">count++; </text:span></text:p>
          </draw:text-box>
        </draw:frame>
        <draw:frame draw:style-name="gr1" draw:text-style-name="P6" draw:layer="layout" svg:width="1.657cm" svg:height="0.416cm" svg:x="3.175cm" svg:y="16.442cm">
          <draw:text-box>
            <text:p text:style-name="P1"><text:span text:style-name="T12"><text:s text:c="12"/></text:span><text:span text:style-name="T12">} </text:span></text:p>
          </draw:text-box>
        </draw:frame>
        <draw:frame draw:style-name="gr1" draw:text-style-name="P6" draw:layer="layout" svg:width="1.217cm" svg:height="0.416cm" svg:x="3.175cm" svg:y="16.853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1" draw:text-style-name="P6" draw:layer="layout" svg:width="0.776cm" svg:height="0.416cm" svg:x="3.174cm" svg:y="17.268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1" draw:text-style-name="P6" draw:layer="layout" svg:width="3.033cm" svg:height="0.416cm" svg:x="3.174cm" svg:y="17.678cm">
          <draw:text-box>
            <text:p text:style-name="P1"><text:span text:style-name="T12"><text:s text:c="4"/></text:span><text:span text:style-name="T11">return</text:span><text:span text:style-name="T12"> count; </text:span></text:p>
          </draw:text-box>
        </draw:frame>
        <draw:frame draw:style-name="gr1" draw:text-style-name="P6" draw:layer="layout" svg:width="0.336cm" svg:height="0.416cm" svg:x="3.174cm" svg:y="18.093cm">
          <draw:text-box>
            <text:p text:style-name="P1"><text:span text:style-name="T12">} </text:span></text:p>
          </draw:text-box>
        </draw:frame>
        <draw:frame draw:style-name="gr1" draw:text-style-name="P2" draw:layer="layout" svg:width="2.805cm" svg:height="0.458cm" svg:x="3.175cm" svg:y="18.544cm">
          <draw:text-box>
            <text:p text:style-name="P1"><text:span text:style-name="T1">Answer: </text:span><text:span text:style-name="T3">Θ(n</text:span><text:span text:style-name="T10">3</text:span><text:span text:style-name="T13">)</text:span><text:span text:style-name="T1"> </text:span></text:p>
          </draw:text-box>
        </draw:frame>
        <draw:frame draw:style-name="gr1" draw:text-style-name="P6" draw:layer="layout" svg:width="0.125cm" svg:height="0.416cm" svg:x="3.175cm" svg:y="19.049cm">
          <draw:text-box>
            <text:p text:style-name="P1"><text:span text:style-name="T11"><text:s/></text:span></text:p>
          </draw:text-box>
        </draw:frame>
        <draw:frame draw:style-name="gr1" draw:text-style-name="P6" draw:layer="layout" svg:width="0.125cm" svg:height="0.416cm" svg:x="3.175cm" svg:y="19.464cm">
          <draw:text-box>
            <text:p text:style-name="P1"><text:span text:style-name="T11"><text:s/></text:span></text:p>
          </draw:text-box>
        </draw:frame>
        <draw:frame draw:style-name="gr1" draw:text-style-name="P6" draw:layer="layout" svg:width="3.905cm" svg:height="0.416cm" svg:x="3.175cm" svg:y="19.875cm">
          <draw:text-box>
            <text:p text:style-name="P1"><text:span text:style-name="T11">int</text:span><text:span text:style-name="T12"> function4(</text:span><text:span text:style-name="T11">int</text:span><text:span text:style-name="T12"> n) { </text:span></text:p>
          </draw:text-box>
        </draw:frame>
        <draw:frame draw:style-name="gr1" draw:text-style-name="P6" draw:layer="layout" svg:width="3.059cm" svg:height="0.416cm" svg:x="3.175cm" svg:y="20.29cm">
          <draw:text-box>
            <text:p text:style-name="P1"><text:span text:style-name="T12"><text:s text:c="4"/></text:span><text:span text:style-name="T11">int</text:span><text:span text:style-name="T12"> count = 0; </text:span></text:p>
          </draw:text-box>
        </draw:frame>
        <draw:frame draw:style-name="gr1" draw:text-style-name="P6" draw:layer="layout" svg:width="5.603cm" svg:height="0.416cm" svg:x="3.175cm" svg:y="20.7cm">
          <draw:text-box>
            <text:p text:style-name="P1"><text:span text:style-name="T12"><text:s text:c="4"/></text:span><text:span text:style-name="T11">for</text:span><text:span text:style-name="T12"> (</text:span><text:span text:style-name="T11">int</text:span><text:span text:style-name="T12"> i = 1; i &lt;= n; i++) { </text:span></text:p>
          </draw:text-box>
        </draw:frame>
        <draw:frame draw:style-name="gr1" draw:text-style-name="P6" draw:layer="layout" svg:width="6.044cm" svg:height="0.416cm" svg:x="3.175cm" svg:y="21.115cm">
          <draw:text-box>
            <text:p text:style-name="P1"><text:span text:style-name="T12"><text:s text:c="8"/></text:span><text:span text:style-name="T11">for</text:span><text:span text:style-name="T12"> (</text:span><text:span text:style-name="T11">int</text:span><text:span text:style-name="T12"> j = 1; j &lt;= n; j++) { </text:span></text:p>
          </draw:text-box>
        </draw:frame>
        <draw:frame draw:style-name="gr1" draw:text-style-name="P6" draw:layer="layout" svg:width="3.143cm" svg:height="0.416cm" svg:x="3.175cm" svg:y="21.526cm">
          <draw:text-box>
            <text:p text:style-name="P1"><text:span text:style-name="T12"><text:s text:c="12"/></text:span><text:span text:style-name="T12">count++; </text:span></text:p>
          </draw:text-box>
        </draw:frame>
        <draw:frame draw:style-name="gr1" draw:text-style-name="P6" draw:layer="layout" svg:width="2.682cm" svg:height="0.416cm" svg:x="3.175cm" svg:y="21.941cm">
          <draw:text-box>
            <text:p text:style-name="P1"><text:span text:style-name="T12"><text:s text:c="12"/></text:span><text:span text:style-name="T11">break</text:span><text:span text:style-name="T12">; </text:span></text:p>
          </draw:text-box>
        </draw:frame>
        <draw:frame draw:style-name="gr1" draw:text-style-name="P6" draw:layer="layout" svg:width="1.217cm" svg:height="0.416cm" svg:x="3.175cm" svg:y="22.356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1" draw:text-style-name="P6" draw:layer="layout" svg:width="0.776cm" svg:height="0.416cm" svg:x="3.175cm" svg:y="22.767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1" draw:text-style-name="P6" draw:layer="layout" svg:width="3.033cm" svg:height="0.416cm" svg:x="3.175cm" svg:y="23.182cm">
          <draw:text-box>
            <text:p text:style-name="P1"><text:span text:style-name="T12"><text:s text:c="4"/></text:span><text:span text:style-name="T11">return</text:span><text:span text:style-name="T12"> count; </text:span></text:p>
          </draw:text-box>
        </draw:frame>
        <draw:frame draw:style-name="gr1" draw:text-style-name="P6" draw:layer="layout" svg:width="0.336cm" svg:height="0.416cm" svg:x="3.175cm" svg:y="23.593cm">
          <draw:text-box>
            <text:p text:style-name="P1"><text:span text:style-name="T12">} </text:span></text:p>
          </draw:text-box>
        </draw:frame>
        <draw:frame draw:style-name="gr1" draw:text-style-name="P2" draw:layer="layout" svg:width="2.661cm" svg:height="0.458cm" svg:x="3.175cm" svg:y="24.047cm">
          <draw:text-box>
            <text:p text:style-name="P1"><text:span text:style-name="T1">Answer: </text:span><text:span text:style-name="T3">Θ(n)</text:span><text:span text:style-name="T1"> </text:span></text:p>
          </draw:text-box>
        </draw:frame>
        <draw:frame draw:style-name="gr5" draw:text-style-name="P5" draw:layer="layout" svg:width="0.996cm" svg:height="0.546cm" svg:x="5.294cm" svg:y="12.3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CambriaMath1" svg:font-family="CambriaMath"/>
    <style:font-face style:name="Consolas1" svg:font-family="Consolas"/>
    <style:font-face style:name="Arial" svg:font-family="Arial" style:font-pitch="variable"/>
    <style:font-face style:name="Calibri" svg:font-family="Calibri" style:font-pitch="variable"/>
    <style:font-face style:name="CambriaMath" svg:font-family="CambriaMath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3T21:47:05.105516755</dc:date>
    <meta:editing-duration>PT6M52S</meta:editing-duration>
    <meta:editing-cycles>1</meta:editing-cycles>
    <meta:document-statistic meta:object-count="186"/>
    <meta:generator>LibreOffice/4.4.2.2$Linux_X86_64 LibreOffice_project/40m0$Build-2</meta:generator>
  </office:meta>
</office:document-meta>
</file>

<file path=Object 1/content.xml><?xml version="1.0" encoding="utf-8"?>
<math xmlns="http://www.w3.org/1998/Math/MathML" display="block">
  <semantics>
    <msqrt>
      <mrow>
        <mo fence="true" stretchy="false">(</mo>
        <mrow>
          <msup>
            <mn>2</mn>
            <mn>3600000</mn>
          </msup>
        </mrow>
        <mo fence="true" stretchy="false">)</mo>
      </mrow>
    </msqrt>
    <annotation encoding="StarMath 5.0">sqrt( 2^3600000 )
</annotation>
  </semantics>
</math>
</file>

<file path=Object 2/content.xml><?xml version="1.0" encoding="utf-8"?>
<math xmlns="http://www.w3.org/1998/Math/MathML" display="block">
  <semantics>
    <msqrt>
      <mrow>
        <mo fence="true" stretchy="false">(</mo>
        <mrow>
          <mn>3600000</mn>
        </mrow>
        <mo fence="true" stretchy="false">)</mo>
      </mrow>
    </msqrt>
    <annotation encoding="StarMath 5.0">sqrt(3600000)
</annotation>
  </semantics>
</math>
</file>

<file path=Object 3/content.xml><?xml version="1.0" encoding="utf-8"?>
<math xmlns="http://www.w3.org/1998/Math/MathML" display="block">
  <semantics>
    <mroot>
      <mn>86400000</mn>
      <mn>3</mn>
    </mroot>
    <annotation encoding="StarMath 5.0">nroot{3}{86400000} </annotation>
  </semantics>
</math>
</file>

<file path=Object 4/content.xml><?xml version="1.0" encoding="utf-8"?>
<math xmlns="http://www.w3.org/1998/Math/MathML" display="block">
  <semantics>
    <msqrt>
      <mrow>
        <mo fence="true" stretchy="false">(</mo>
        <mrow>
          <mi>n</mi>
        </mrow>
        <mo fence="true" stretchy="false">)</mo>
      </mrow>
    </msqrt>
    <annotation encoding="StarMath 5.0">sqrt( n )</annotation>
  </semantics>
</math>
</file>